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/>
      <style:text-properties fo:font-style="italic" style:font-style-asian="italic" style:font-style-complex="italic" fo:font-size="26pt" style:font-size-asian="26pt" style:font-size-complex="26pt"/>
    </style:style>
    <style:style style:name="P2" style:parent-style-name="Titre1" style:family="paragraph">
      <style:text-properties fo:font-style="italic" style:font-style-asian="italic" style:font-style-complex="italic" fo:font-size="14pt" style:font-size-asian="14pt" style:font-size-complex="14pt"/>
    </style:style>
    <style:style style:name="P3" style:parent-style-name="Titre1" style:family="paragraph">
      <style:text-properties fo:font-style="italic" style:font-style-asian="italic" style:font-style-complex="italic" fo:font-size="14pt" style:font-size-asian="14pt" style:font-size-complex="14pt"/>
    </style:style>
    <style:style style:name="P4" style:parent-style-name="Titre1" style:family="paragraph">
      <style:text-properties fo:font-style="italic" style:font-style-asian="italic" style:font-style-complex="italic" fo:font-size="14pt" style:font-size-asian="14pt" style:font-size-complex="14pt"/>
    </style:style>
    <style:style style:name="P5" style:parent-style-name="Titre1" style:family="paragraph">
      <style:text-properties fo:font-style="italic" style:font-style-asian="italic" style:font-style-complex="italic" fo:font-size="14pt" style:font-size-asian="14pt" style:font-size-complex="14pt"/>
    </style:style>
    <style:style style:name="P6" style:parent-style-name="Titre1" style:family="paragraph">
      <style:text-properties fo:font-style="italic" style:font-style-asian="italic" style:font-style-complex="italic" fo:font-size="14pt" style:font-size-asian="14pt" style:font-size-complex="14pt"/>
    </style:style>
    <style:style style:name="P7" style:parent-style-name="Textbody" style:family="paragraph">
      <style:paragraph-properties fo:break-before="page"/>
    </style:style>
    <style:style style:name="P8" style:parent-style-name="Titre1" style:family="paragraph">
      <style:text-properties fo:font-style="italic" style:font-style-asian="italic" style:font-style-complex="italic"/>
    </style:style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/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/>
    <style:style style:name="P15" style:parent-style-name="Textbody" style:family="paragraph">
      <style:paragraph-properties fo:margin-bottom="0in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>
      <style:paragraph-properties fo:margin-bottom="0in"/>
    </style:style>
    <style:style style:name="P18" style:parent-style-name="Textbody" style:family="paragraph"/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/>
    <style:style style:name="P23" style:parent-style-name="Textbody" style:family="paragraph">
      <style:paragraph-properties fo:margin-bottom="0in"/>
    </style:style>
    <style:style style:name="P24" style:parent-style-name="Textbody" style:family="paragraph"/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/>
    <style:style style:name="P29" style:parent-style-name="Textbody" style:family="paragraph">
      <style:paragraph-properties fo:margin-bottom="0in"/>
    </style:style>
    <style:style style:name="P30" style:parent-style-name="Textbody" style:family="paragraph"/>
    <style:style style:name="P31" style:parent-style-name="Textbody" style:family="paragraph">
      <style:paragraph-properties fo:margin-bottom="0in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>
      <style:paragraph-properties fo:margin-bottom="0in"/>
    </style:style>
    <style:style style:name="P34" style:parent-style-name="Textbody" style:family="paragraph"/>
    <style:style style:name="P35" style:parent-style-name="Textbody" style:family="paragraph">
      <style:paragraph-properties fo:margin-bottom="0in"/>
    </style:style>
    <style:style style:name="P36" style:parent-style-name="Textbody" style:family="paragraph">
      <style:paragraph-properties fo:margin-bottom="0in"/>
    </style:style>
    <style:style style:name="P37" style:parent-style-name="Textbody" style:family="paragraph"/>
    <style:style style:name="P38" style:parent-style-name="Textbody" style:family="paragraph">
      <style:paragraph-properties fo:margin-bottom="0in"/>
    </style:style>
    <style:style style:name="P39" style:parent-style-name="Textbody" style:family="paragraph">
      <style:paragraph-properties fo:margin-bottom="0in"/>
    </style:style>
    <style:style style:name="P40" style:parent-style-name="Textbody" style:family="paragraph"/>
    <style:style style:name="P41" style:parent-style-name="Textbody" style:family="paragraph">
      <style:paragraph-properties fo:margin-bottom="0in"/>
    </style:style>
    <style:style style:name="P42" style:parent-style-name="Textbody" style:family="paragraph">
      <style:paragraph-properties fo:margin-bottom="0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/>
    <style:style style:name="P45" style:parent-style-name="Textbody" style:family="paragraph">
      <style:paragraph-properties fo:margin-bottom="0in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>
      <style:paragraph-properties fo:margin-bottom="0in"/>
    </style:style>
    <style:style style:name="P48" style:parent-style-name="Textbody" style:family="paragraph">
      <style:paragraph-properties fo:margin-bottom="0in"/>
    </style:style>
    <style:style style:name="P49" style:parent-style-name="Textbody" style:family="paragraph">
      <style:paragraph-properties fo:margin-bottom="0in"/>
    </style:style>
    <style:style style:name="P50" style:parent-style-name="Textbody" style:family="paragraph">
      <style:paragraph-properties fo:margin-bottom="0in"/>
    </style:style>
    <style:style style:name="P51" style:parent-style-name="Textbody" style:family="paragraph"/>
    <style:style style:name="P52" style:parent-style-name="Textbody" style:family="paragraph">
      <style:paragraph-properties fo:margin-bottom="0in"/>
    </style:style>
    <style:style style:name="P53" style:parent-style-name="Textbody" style:family="paragraph"/>
    <style:style style:name="P54" style:parent-style-name="Textbody" style:family="paragraph">
      <style:paragraph-properties fo:margin-bottom="0in"/>
    </style:style>
    <style:style style:name="P55" style:parent-style-name="Textbody" style:family="paragraph">
      <style:paragraph-properties fo:margin-bottom="0in"/>
    </style:style>
    <style:style style:name="P56" style:parent-style-name="Textbody" style:family="paragraph">
      <style:paragraph-properties fo:margin-bottom="0in"/>
    </style:style>
    <style:style style:name="P57" style:parent-style-name="Textbody" style:family="paragraph"/>
    <style:style style:name="P58" style:parent-style-name="Textbody" style:family="paragraph">
      <style:paragraph-properties fo:margin-bottom="0in"/>
    </style:style>
    <style:style style:name="P59" style:parent-style-name="Textbody" style:family="paragraph">
      <style:paragraph-properties fo:margin-bottom="0in"/>
    </style:style>
    <style:style style:name="P60" style:parent-style-name="Textbody" style:family="paragraph">
      <style:paragraph-properties fo:margin-bottom="0in"/>
    </style:style>
    <style:style style:name="P61" style:parent-style-name="Textbody" style:family="paragraph">
      <style:paragraph-properties fo:margin-bottom="0in"/>
    </style:style>
    <style:style style:name="P62" style:parent-style-name="Textbody" style:family="paragraph">
      <style:paragraph-properties fo:margin-bottom="0in"/>
    </style:style>
    <style:style style:name="P63" style:parent-style-name="Textbody" style:family="paragraph"/>
  </office:automatic-styles>
  <office:body>
    <office:text text:use-soft-page-breaks="true">
      <text:h text:style-name="P1" text:outline-level="1">Cahier des Charges - Projet Web "Prévisions Météo &amp; Climat"</text:h>
      <text:p text:style-name="Textbody"/>
      <text:h text:style-name="P2" text:outline-level="1">Présenté par :<text:s/></text:h>
      <text:h text:style-name="P3" text:outline-level="1"><text:s text:c="4"/>• Ouardia<text:s/>ACHAB</text:h>
      <text:h text:style-name="P4" text:outline-level="1"><text:s text:c="4"/>• Lisa<text:s/>ISSAD</text:h>
      <text:h text:style-name="P5" text:outline-level="1">Groupe : B16</text:h>
      <text:h text:style-name="P6" text:outline-level="1">Date : 25 mars 2025</text:h>
      <text:p text:style-name="P7"/>
      <text:h text:style-name="P8" text:outline-level="1"/>
      <text:h text:style-name="Titre2" text:outline-level="2">1. Contexte du Projet</text:h>
      <text:h text:style-name="Titre3" text:outline-level="3">1.1 Objectif Général</text:h>
      <text:p text:style-name="Textbody">Développer un site web de prévisions météorologiques pour la France métropolitaine, permettant aux utilisateurs de consulter les conditions météorologiques actuelles et futures par région, département et ville.</text:p>
      <text:h text:style-name="Titre2" text:outline-level="2">2. Fonctionnalités Principales</text:h>
      <text:h text:style-name="Titre3" text:outline-level="3">2.1 Interface de Sélection Géographique</text:h>
      <text:list text:style-name="LFO2" text:continue-numbering="true">
        <text:list-item>
          <text:p text:style-name="P9">Carte interactive des régions françaises</text:p>
        </text:list-item>
        <text:list-item>
          <text:p text:style-name="P10">Sélection du département</text:p>
        </text:list-item>
        <text:list-item>
          <text:p text:style-name="P11">Liste déroulante des villes</text:p>
        </text:list-item>
      </text:list>
      <text:h text:style-name="Titre3" text:outline-level="3">2.2 Affichage Météorologique</text:h>
      <text:list text:style-name="LFO3" text:continue-numbering="true">
        <text:list-item>
          <text:p text:style-name="P12">Prévisions météo du jour</text:p>
        </text:list-item>
        <text:list-item>
          <text:p text:style-name="P13">Prévisions pour les jours suivants</text:p>
        </text:list-item>
        <text:list-item>
          <text:p text:style-name="P14">Options de personnalisation de l'affichage (niveau de détail)</text:p>
        </text:list-item>
      </text:list>
      <text:h text:style-name="Titre2" text:outline-level="2">3. Exigences Techniques</text:h>
      <text:h text:style-name="Titre3" text:outline-level="3">3.1 Architecture</text:h>
      <text:list text:style-name="LFO4" text:continue-numbering="true">
        <text:list-item>
          <text:p text:style-name="P15">Architecture 3 tiers :</text:p>
          <text:list text:continue-numbering="true">
            <text:list-item>
              <text:p text:style-name="P16">Navigateur client</text:p>
            </text:list-item>
            <text:list-item>
              <text:p text:style-name="P17">Serveur Web</text:p>
            </text:list-item>
            <text:list-item>
              <text:p text:style-name="P18">APIs météorologiques</text:p>
            </text:list-item>
          </text:list>
        </text:list-item>
      </text:list>
      <text:h text:style-name="Titre3" text:outline-level="3">3.2 Technologies</text:h>
      <text:list text:style-name="LFO5" text:continue-numbering="true">
        <text:list-item>
          <text:p text:style-name="P19">HTML5</text:p>
        </text:list-item>
        <text:list-item>
          <text:p text:style-name="P20">CSS3</text:p>
        </text:list-item>
        <text:list-item>
          <text:p text:style-name="P21">PHP 8</text:p>
        </text:list-item>
        <text:list-item>
          <text:p text:style-name="P22">Utilisation d'APIs météorologiques (JSON et XML)</text:p>
        </text:list-item>
      </text:list>
      <text:h text:style-name="Titre3" text:outline-level="3">3.3 Fonctionnalités Techniques Spécifiques</text:h>
      <text:h text:style-name="Titre4" text:outline-level="4">3.3.1 Page Technique</text:h>
      <text:list text:style-name="LFO6" text:continue-numbering="true">
        <text:list-item>
          <text:p text:style-name="P23">Intégration de l'API NASA APOD (image/vidéo du jour)</text:p>
        </text:list-item>
        <text:list-item>
          <text:p text:style-name="P24">Géolocalisation approximative par adresse IP</text:p>
        </text:list-item>
      </text:list>
      <text:h text:style-name="Titre4" text:outline-level="4">3.3.2 Stockage et Cookies</text:h>
      <text:list text:style-name="LFO7" text:continue-numbering="true">
        <text:list-item>
          <text:p text:style-name="P25">Stockage côté serveur des villes consultées (format CSV)</text:p>
        </text:list-item>
        <text:list-item>
          <text:p text:style-name="P26">Cookie pour mémoriser :</text:p>
          <text:list text:continue-numbering="true">
            <text:list-item>
              <text:p text:style-name="P27">Dernière ville consultée</text:p>
            </text:list-item>
            <text:list-item>
              <text:p text:style-name="P28">Choix de la charte graphique (mode jour/nuit)</text:p>
            </text:list-item>
          </text:list>
        </text:list-item>
      </text:list>
      <text:h text:style-name="Titre4" text:outline-level="4">3.3.3 Statistiques</text:h>
      <text:list text:style-name="LFO8" text:continue-numbering="true">
        <text:list-item>
          <text:p text:style-name="P29">Génération d'un histogramme des villes les plus consultées</text:p>
        </text:list-item>
        <text:list-item>
          <text:p text:style-name="P30">Compteur de visiteurs</text:p>
        </text:list-item>
      </text:list>
      <text:h text:style-name="Titre2" text:outline-level="2">4. Recommandations Ergonomiques</text:h>
      <text:h text:style-name="Titre3" text:outline-level="3">4.1 Design</text:h>
      <text:list text:style-name="LFO9" text:continue-numbering="true">
        <text:list-item>
          <text:p text:style-name="P31">Site esthétique et ergonomique</text:p>
        </text:list-item>
        <text:list-item>
          <text:p text:style-name="P32">Logo personnalisé</text:p>
        </text:list-item>
        <text:list-item>
          <text:p text:style-name="P33">Favicon</text:p>
        </text:list-item>
        <text:list-item>
          <text:p text:style-name="P34">Charte graphique soignée</text:p>
        </text:list-item>
      </text:list>
      <text:h text:style-name="Titre3" text:outline-level="3">4.2 Accessibilité</text:h>
      <text:list text:style-name="LFO10" text:continue-numbering="true">
        <text:list-item>
          <text:p text:style-name="P35">Validation W3C</text:p>
        </text:list-item>
        <text:list-item>
          <text:p text:style-name="P36">Respect des normes d'accessibilité</text:p>
        </text:list-item>
        <text:list-item>
          <text:p text:style-name="P37">Performance des pages</text:p>
        </text:list-item>
      </text:list>
      <text:h text:style-name="Titre2" text:outline-level="2">5. Fonctionnalités Optionnelles</text:h>
      <text:list text:style-name="LFO11" text:continue-numbering="true">
        <text:list-item>
          <text:p text:style-name="P38">Agrégation de sources de données supplémentaires</text:p>
        </text:list-item>
        <text:list-item>
          <text:p text:style-name="P39">Alertes météo</text:p>
        </text:list-item>
        <text:list-item>
          <text:p text:style-name="P40">Informations sur le changement climatique</text:p>
        </text:list-item>
      </text:list>
      <text:h text:style-name="Titre2" text:outline-level="2">6. Livrables Attendus</text:h>
      <text:h text:style-name="Titre3" text:outline-level="3">6.1 Livrables Techniques</text:h>
      <text:list text:style-name="LFO12" text:continue-numbering="true">
        <text:list-item>
          <text:p text:style-name="P41">Site web en ligne</text:p>
        </text:list-item>
        <text:list-item>
          <text:p text:style-name="P42">Code source complet</text:p>
        </text:list-item>
        <text:list-item>
          <text:p text:style-name="P43">Documentation PHP (PHPDoc)</text:p>
        </text:list-item>
        <text:list-item>
          <text:p text:style-name="P44">Fichier README.md</text:p>
        </text:list-item>
      </text:list>
      <text:h text:style-name="Titre3" text:outline-level="3">6.2 Documentation de Projet</text:h>
      <text:list text:style-name="LFO13" text:continue-numbering="true">
        <text:list-item>
          <text:p text:style-name="P45">Rapport de 5-10 pages comprenant :</text:p>
          <text:list text:continue-numbering="true">
            <text:list-item>
              <text:p text:style-name="P46">Membres de l'équipe</text:p>
            </text:list-item>
            <text:list-item>
              <text:p text:style-name="P47">Répartition des tâches</text:p>
            </text:list-item>
            <text:list-item>
              <text:p text:style-name="P48">Diagramme de Gantt</text:p>
            </text:list-item>
            <text:list-item>
              <text:p text:style-name="P49">Diagramme de cas d'utilisation</text:p>
            </text:list-item>
            <text:list-item>
              <text:p text:style-name="P50">Choix techniques</text:p>
            </text:list-item>
            <text:list-item>
              <text:p text:style-name="P51">Mockups des pages</text:p>
            </text:list-item>
          </text:list>
        </text:list-item>
      </text:list>
      <text:h text:style-name="Titre3" text:outline-level="3">6.3 Présentation</text:h>
      <text:list text:style-name="LFO14" text:continue-numbering="true">
        <text:list-item>
          <text:p text:style-name="P52">Vidéo de démonstration (3 min max)</text:p>
        </text:list-item>
        <text:list-item>
          <text:p text:style-name="P53">Soutenance (5 min, 5 slides max)</text:p>
        </text:list-item>
      </text:list>
      <text:h text:style-name="Titre2" text:outline-level="2">7. Planning</text:h>
      <text:list text:style-name="LFO15" text:continue-numbering="true">
        <text:list-item>
          <text:p text:style-name="P54">Semaine 13 : Premier point d'avancement</text:p>
        </text:list-item>
        <text:list-item>
          <text:p text:style-name="P55">Semaine 15 : Release intermédiaire (50% du projet)</text:p>
        </text:list-item>
        <text:list-item>
          <text:p text:style-name="P56">Dimanche 20 avril 2025 : Date limite de rendu</text:p>
        </text:list-item>
        <text:list-item>
          <text:p text:style-name="P57">Semaine 18 : Soutenances</text:p>
        </text:list-item>
      </text:list>
      <text:h text:style-name="Titre2" text:outline-level="2">8. Critères d'Évaluation</text:h>
      <text:list text:style-name="LFO16" text:continue-numbering="true">
        <text:list-item>
          <text:p text:style-name="P58">Niveau de réalisation</text:p>
        </text:list-item>
        <text:list-item>
          <text:p text:style-name="P59">Originalité</text:p>
        </text:list-item>
        <text:list-item>
          <text:p text:style-name="P60">Maîtrise technique (HTML5, CSS3, PHP8)</text:p>
        </text:list-item>
        <text:list-item>
          <text:p text:style-name="P61">Ergonomie et esthétique</text:p>
        </text:list-item>
        <text:list-item>
          <text:p text:style-name="P62">Qualité du code</text:p>
        </text:list-item>
        <text:list-item>
          <text:p text:style-name="P63">Démonstration et présentation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uardia Achab</meta:initial-creator>
    <dc:creator>massinissa issad</dc:creator>
    <meta:creation-date>2025-03-25T21:41:00Z</meta:creation-date>
    <dc:date>2025-04-10T18:10:00Z</dc:date>
    <meta:template xlink:href="Normal.dotm" xlink:type="simple"/>
    <meta:editing-cycles>2</meta:editing-cycles>
    <meta:editing-duration>PT20460S</meta:editing-duration>
    <meta:document-statistic meta:page-count="1" meta:paragraph-count="4" meta:word-count="378" meta:character-count="2455" meta:row-count="17" meta:non-whitespace-character-count="2081"/>
  </office:meta>
</office:document-meta>
</file>